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7A0000001EBA127CCB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46006" officeooo:paragraph-rsid="00046006" style:font-weight-asian="normal" style:font-weight-complex="normal"/>
    </style:style>
    <style:style style:name="P2" style:family="paragraph" style:parent-style-name="Standard">
      <style:text-properties fo:font-weight="normal" officeooo:rsid="0007c8cc" officeooo:paragraph-rsid="00046006" style:font-weight-asian="normal" style:font-weight-complex="normal"/>
    </style:style>
    <style:style style:name="P3" style:family="paragraph" style:parent-style-name="Standard">
      <style:text-properties fo:font-weight="bold" officeooo:rsid="00046006" officeooo:paragraph-rsid="00046006" style:font-weight-asian="bold" style:font-weight-complex="bold"/>
    </style:style>
    <style:style style:name="T1" style:family="text">
      <style:text-properties officeooo:rsid="000b5f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ctional UNG Test</text:p>
      <text:p text:style-name="P3"/>
      <text:p text:style-name="P2"><text:span text:style-name="T1">S</text:span>ample text document created in order to test some UNG features.</text:p>
      <text:p text:style-name="P1"/>
      <text:p text:style-name="P1"><draw:frame draw:style-name="fr1" draw:name="ung_docs-logo" text:anchor-type="paragraph" svg:width="3.228cm" svg:height="0.794cm" draw:z-index="0"><draw:image xlink:href="Pictures/100000000000007A0000001EBA127CCB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riel </meta:initial-creator>
    <meta:creation-date>2011-05-23T05:31:43</meta:creation-date>
    <dc:date>2011-05-23T06:09:52</dc:date>
    <dc:creator>Gabriel </dc:creator>
    <meta:editing-duration>PT00H35M03S</meta:editing-duration>
    <meta:editing-cycles>8</meta:editing-cycles>
    <meta:generator>OpenOffice.org/3.2$Unix OpenOffice.org_project/320m19$Build-9505</meta:generator>
    <dc:title>UNGDocs Text</dc:title>
    <meta:document-statistic meta:table-count="0" meta:image-count="1" meta:object-count="0" meta:page-count="1" meta:paragraph-count="2" meta:word-count="14" meta:character-count="83"/>
  </office:meta>
</office:document-meta>
</file>